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E000001AD291E107462F8F1FE.png" manifest:media-type="image/png"/>
  <manifest:file-entry manifest:full-path="Pictures/10000001000003DC0000013271FC3B33E7BD5B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ae33" officeooo:paragraph-rsid="0001ae33"/>
    </style:style>
    <style:style style:name="P2" style:family="paragraph" style:parent-style-name="Standard">
      <style:text-properties officeooo:rsid="0002bb9c" officeooo:paragraph-rsid="0002bb9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 )<text:line-break/><text:line-break/></text:p>
      <text:p text:style-name="P1"/>
      <text:p text:style-name="P1"><draw:frame draw:style-name="fr1" draw:name="Image1" text:anchor-type="char" svg:width="17cm" svg:height="5.265cm" draw:z-index="0"><draw:image xlink:href="Pictures/10000001000003DC0000013271FC3B33E7BD5B6F.png" xlink:type="simple" xlink:show="embed" xlink:actuate="onLoad" draw:mime-type="image/png"/></draw:frame></text:p>
      <text:p text:style-name="P1"/>
      <text:p text:style-name="P2">Q2)<text:line-break/><text:line-break/></text:p>
      <text:p text:style-name="P1"/>
      <text:p text:style-name="P1"><draw:frame draw:style-name="fr1" draw:name="Image2" text:anchor-type="char" svg:width="17cm" svg:height="6.715cm" draw:z-index="1"><draw:image xlink:href="Pictures/100000010000043E000001AD291E107462F8F1F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49:03.818068384</meta:creation-date>
    <dc:date>2023-09-13T15:04:58.272382126</dc:date>
    <meta:editing-duration>PT5M44S</meta:editing-duration>
    <meta:editing-cycles>1</meta:editing-cycles>
    <meta:generator>LibreOffice/7.3.7.2$Linux_X86_64 LibreOffice_project/30$Build-2</meta:generator>
    <meta:document-statistic meta:table-count="0" meta:image-count="2" meta:object-count="0" meta:page-count="2" meta:paragraph-count="2" meta:word-count="3" meta:character-count="11" meta:non-whitespace-character-count="6"/>
  </office:meta>
</office:document-meta>
</file>